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E000001FC93F245E695AEBE83.png" manifest:media-type="image/png"/>
  <manifest:file-entry manifest:full-path="Pictures/10000000000002BE000001FC12C6A285CC476BE6.png" manifest:media-type="image/png"/>
  <manifest:file-entry manifest:full-path="Pictures/10000000000002D70000023BA799B84124DFF3D6.png" manifest:media-type="image/png"/>
  <manifest:file-entry manifest:full-path="Pictures/10000000000002D70000023B84D29E2D2EB95A8F.png" manifest:media-type="image/png"/>
  <manifest:file-entry manifest:full-path="Pictures/10000000000002BE000001FC24FAC9D3595DA4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6929in" svg:height="4.8429in" draw:z-index="0"><draw:image xlink:href="Pictures/10000000000002BE000001FC24FAC9D3595DA4A1.png" xlink:type="simple" xlink:show="embed" xlink:actuate="onLoad" loext:mime-type="image/png"/></draw:frame><text:line-break/><text:line-break/><text:line-break/><draw:frame draw:style-name="fr1" draw:name="Image2" text:anchor-type="char" svg:x="-0.5583in" svg:y="3.7291in" svg:width="3.3016in" svg:height="2.5925in" draw:z-index="1"><draw:image xlink:href="Pictures/10000000000002D70000023BA799B84124DFF3D6.png" xlink:type="simple" xlink:show="embed" xlink:actuate="onLoad" loext:mime-type="image/png"/></draw:frame><draw:frame draw:style-name="fr1" draw:name="Image3" text:anchor-type="char" svg:x="2.8917in" svg:y="3.4374in" svg:width="4.0972in" svg:height="3.2181in" draw:z-index="2"><draw:image xlink:href="Pictures/10000000000002D70000023B84D29E2D2EB95A8F.png" xlink:type="simple" xlink:show="embed" xlink:actuate="onLoad" loext:mime-type="image/png"/></draw:frame><draw:frame draw:style-name="fr1" draw:name="Image4" text:anchor-type="char" svg:x="-0.8083in" svg:y="4.7028in" svg:width="4.4693in" svg:height="3.2339in" draw:z-index="3"><draw:image xlink:href="Pictures/10000000000002BE000001FC12C6A285CC476BE6.png" xlink:type="simple" xlink:show="embed" xlink:actuate="onLoad" loext:mime-type="image/png"/></draw:frame><draw:frame draw:style-name="fr1" draw:name="Image5" text:anchor-type="char" svg:x="3.389in" svg:y="4.7811in" svg:width="4.0917in" svg:height="2.961in" draw:z-index="4"><draw:image xlink:href="Pictures/10000000000002BE000001FC93F245E695AEBE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5T13:15:18.240112284</meta:creation-date>
    <dc:date>2025-01-25T23:09:24.706645206</dc:date>
    <meta:editing-duration>PT33M15S</meta:editing-duration>
    <meta:editing-cycles>1</meta:editing-cycles>
    <meta:document-statistic meta:table-count="0" meta:image-count="5" meta:object-count="0" meta:page-count="1" meta:paragraph-count="1" meta:word-count="0" meta:character-count="3" meta:non-whitespace-character-count="0"/>
    <meta:generator>LibreOffice/6.4.7.2$Linux_X86_64 LibreOffice_project/40$Build-2</meta:generator>
  </office:meta>
</office:document-meta>
</file>